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7.75cm" fo:min-width="0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932cm" fo:min-width="2.682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25cm" fo:min-width="8.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8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g draw:style-name="gr1">
          <draw:custom-shape draw:style-name="gr2" draw:text-style-name="P1" draw:layer="layout" svg:width="0.5cm" svg:height="8cm" svg:x="4.287cm" svg:y="3.9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cm" svg:height="5cm" svg:x="2.037cm" svg:y="1.9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5cm" svg:height="4.5cm" svg:x="2.287cm" svg:y="2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9cm" svg:height="1.5cm" draw:transform="rotate (0.785398163397448) translate (0.825cm 7.114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8.5cm" svg:height="1cm" draw:transform="rotate (0.785398163397448) translate (1.178cm 7.114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2:27:43.236000000</dc:date>
    <meta:editing-duration>PT23M55S</meta:editing-duration>
    <meta:editing-cycles>57</meta:editing-cycles>
    <meta:generator>LibreOffice/7.5.0.3$Windows_X86_64 LibreOffice_project/c21113d003cd3efa8c53188764377a8272d9d6de</meta:generator>
    <meta:document-statistic meta:object-count="6"/>
  </office:meta>
</office:document-meta>
</file>